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udelinka" svg:font-family="Pudelinka" style:font-family-generic="system" style:font-pitch="variable" svg:panose-1="2 0 6 6 6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style:font-name="Pudelinka"/>
    </style:style>
    <style:style style:name="T2" style:parent-style-name="Основнойшрифтабзаца" style:family="text">
      <style:text-properties style:font-name="Pudelinka"/>
    </style:style>
    <style:style style:name="T3" style:parent-style-name="Основнойшрифтабзаца" style:family="text">
      <style:text-properties style:font-name="Pudelinka"/>
    </style:style>
    <style:style style:name="T4" style:parent-style-name="Основнойшрифтабзаца" style:family="text">
      <style:text-properties style:font-name="Pudelinka"/>
    </style:style>
    <style:style style:name="T5" style:parent-style-name="Основнойшрифтабзаца" style:family="text">
      <style:text-properties style:font-name="Pudelinka"/>
    </style:style>
    <style:style style:name="T6" style:parent-style-name="Основнойшрифтабзаца" style:family="text">
      <style:text-properties style:font-name="Pudelinka"/>
    </style:style>
    <style:style style:name="T7" style:parent-style-name="Основнойшрифтабзаца" style:family="text">
      <style:text-properties style:font-name="Pudelinka"/>
    </style:style>
    <style:style style:name="T8" style:parent-style-name="Основнойшрифтабзаца" style:family="text">
      <style:text-properties style:font-name="Pudelinka"/>
    </style:style>
    <style:style style:name="T9" style:parent-style-name="Основнойшрифтабзаца" style:family="text">
      <style:text-properties style:font-name="Pudelinka"/>
    </style:style>
  </office:automatic-styles>
  <office:body>
    <office:text text:use-soft-page-breaks="true">
      <text:p text:style-name="P1">КОЛЯДКА</text:p>
      <text:p text:style-name="Обычный"><text:span text:style-name="T2">Коляд, коляд, коляда — отворяй-ка ворота,</text:span><text:span text:style-name="T3"><text:line-break/></text:span><text:span text:style-name="T4">Мы вам счастья принесём — да на целый год сполна.</text:span><text:span text:style-name="T5"><text:line-break/></text:span><text:span text:style-name="T6">Пусть достаток в дом войдёт, пусть беда пройдёт стороной,</text:span><text:span text:style-name="T7"><text:line-break/></text:span><text:span text:style-name="T8">А в душе горит тепло — под</text:span><text:span text:style-name="T9"><text:s/>рождественской звездой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udelinka" svg:font-family="Pudelinka" style:font-family-generic="system" style:font-pitch="variable" svg:panose-1="2 0 6 6 6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Обычный">Поздравление с рождеством</text:p>
        <text:p text:style-name="Верхнийколонтитул"/>
        <text:p text:style-name="Верхнийколонтитул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ozz</meta:initial-creator>
    <dc:creator>Yozz</dc:creator>
    <meta:creation-date>2026-01-18T18:39:00Z</meta:creation-date>
    <dc:date>2026-01-18T18:54:00Z</dc:date>
    <meta:template xlink:href="Normal.dotm" xlink:type="simple"/>
    <meta:editing-cycles>3</meta:editing-cycles>
    <meta:editing-duration>PT900S</meta:editing-duration>
    <meta:document-statistic meta:page-count="1" meta:paragraph-count="1" meta:word-count="31" meta:character-count="208" meta:row-count="1" meta:non-whitespace-character-count="178"/>
  </office:meta>
</office:document-meta>
</file>